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1e4c1" officeooo:paragraph-rsid="0001e4c1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fo:font-weight="bold" officeooo:rsid="0001e4c1" officeooo:paragraph-rsid="000219e4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normal" officeooo:paragraph-rsid="00008060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paragraph-rsid="0001e4c1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paragraph-rsid="000219e4" style:font-size-asian="14pt" style:font-weight-asian="normal" style:font-size-complex="14pt" style:font-weight-complex="normal"/>
    </style:style>
    <style:style style:name="P6" style:family="paragraph" style:parent-style-name="Standard">
      <style:text-properties officeooo:paragraph-rsid="0001f2a7"/>
    </style:style>
    <style:style style:name="P7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Arial" fo:font-size="20pt" fo:font-style="normal" style:text-underline-style="none" fo:font-weight="bold" style:text-blinking="false" fo:background-color="transparent" style:font-size-asian="20pt" style:font-size-complex="20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04071" style:text-blinking="false" fo:background-color="transparent" style:font-size-asian="14pt" style:font-size-complex="14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04071" officeooo:paragraph-rsid="00008060" style:text-blinking="false" fo:background-color="transparent" style:font-size-asian="14pt" style:font-weight-asian="normal" style:font-size-complex="14pt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04071" officeooo:paragraph-rsid="0001e4c1" style:text-blinking="false" fo:background-color="transparent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normal" officeooo:rsid="00004071" officeooo:paragraph-rsid="000219e4" style:text-blinking="false" fo:background-color="transparent" style:font-size-asian="14pt" style:font-weight-asian="normal" style:font-size-complex="14pt" style:font-weight-complex="normal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04071" officeooo:paragraph-rsid="00008060" style:text-blinking="false" fo:background-color="transparent" style:font-size-asian="14pt" style:font-weight-asian="bold" style:font-size-complex="14pt" style:font-weight-complex="bold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04071" officeooo:paragraph-rsid="00004071" style:text-blinking="false" fo:background-color="transparent" style:font-size-asian="14pt" style:font-weight-asian="bold" style:font-size-complex="14pt" style:font-weight-complex="bold"/>
    </style:style>
    <style:style style:name="P14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08060" officeooo:paragraph-rsid="00008060" style:text-blinking="false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1e4c1" officeooo:paragraph-rsid="0001e4c1" style:text-blinking="false" fo:background-color="transparent" style:font-size-asian="14pt" style:font-weight-asian="bold" style:font-size-complex="14pt" style:font-weight-complex="bold"/>
    </style:style>
    <style:style style:name="P16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219e4" officeooo:paragraph-rsid="000219e4" style:text-blinking="false" fo:background-color="transparent" style:font-size-asian="14pt" style:font-weight-asian="bold" style:font-size-complex="14pt" style:font-weight-complex="bold"/>
    </style:style>
    <style:style style:name="P17" style:family="paragraph" style:parent-style-name="Standard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073949" officeooo:paragraph-rsid="00073949" style:text-blinking="false" fo:background-color="transparent" style:font-size-asian="14pt" style:font-weight-asian="bold" style:font-size-complex="14pt" style:font-weight-complex="bold"/>
    </style:style>
    <style:style style:name="P18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officeooo:paragraph-rsid="00008060" style:text-blinking="false" fo:background-color="transparent" style:font-size-asian="9.60000038146973pt" style:font-weight-asian="normal" style:font-size-complex="11pt" style:font-weight-complex="normal"/>
    </style:style>
    <style:style style:name="P1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officeooo:paragraph-rsid="0001e4c1" style:text-blinking="false" fo:background-color="transparent" style:font-size-asian="9.60000038146973pt" style:font-weight-asian="normal" style:font-size-complex="11pt" style:font-weight-complex="normal"/>
    </style:style>
    <style:style style:name="P2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officeooo:paragraph-rsid="000219e4" style:text-blinking="false" fo:background-color="transparent" style:font-size-asian="9.60000038146973pt" style:font-weight-asian="normal" style:font-size-complex="11pt" style:font-weight-complex="normal"/>
    </style:style>
    <style:style style:name="P2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officeooo:paragraph-rsid="0006e33c" style:text-blinking="false" fo:background-color="transparent" style:font-size-asian="9.60000038146973pt" style:font-weight-asian="normal" style:font-size-complex="11pt" style:font-weight-complex="normal"/>
    </style:style>
    <style:style style:name="P2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4071" officeooo:paragraph-rsid="00004071" style:text-blinking="false" fo:background-color="transparent" style:font-size-asian="9.60000038146973pt" style:font-size-complex="11pt"/>
    </style:style>
    <style:style style:name="P2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4071" officeooo:paragraph-rsid="00008060" style:text-blinking="false" fo:background-color="transparent" style:font-size-asian="9.60000038146973pt" style:font-size-complex="11p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04071" style:text-blinking="false" fo:background-color="transparent" loext:char-shading-value="0" style:font-size-asian="9.60000038146973pt" style:font-size-complex="11pt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08060" style:text-blinking="false" fo:background-color="transparent" loext:char-shading-value="0" style:font-size-asian="9.60000038146973pt" style:font-size-complex="11pt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219e4" style:text-blinking="false" fo:background-color="transparent" loext:char-shading-value="0" style:font-size-asian="9.60000038146973pt" style:font-size-complex="11pt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30c94" style:text-blinking="false" fo:background-color="transparent" loext:char-shading-value="0" style:font-size-asian="9.60000038146973pt" style:font-size-complex="11pt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4d7fa" style:text-blinking="false" fo:background-color="transparent" loext:char-shading-value="0" style:font-size-asian="9.60000038146973pt" style:font-size-complex="11pt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6e33c" style:text-blinking="false" fo:background-color="transparent" loext:char-shading-value="0" style:font-size-asian="9.60000038146973pt" style:font-size-complex="11pt"/>
    </style:style>
    <style:style style:name="T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73949" style:text-blinking="false" fo:background-color="transparent" loext:char-shading-value="0" style:font-size-asian="9.60000038146973pt" style:font-size-complex="11pt"/>
    </style:style>
    <style:style style:name="T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8bba5" style:text-blinking="false" fo:background-color="transparent" loext:char-shading-value="0" style:font-size-asian="9.60000038146973pt" style:font-size-complex="11pt"/>
    </style:style>
    <style:style style:name="T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a0d14" style:text-blinking="false" fo:background-color="transparent" loext:char-shading-value="0" style:font-size-asian="9.60000038146973pt" style:font-size-complex="11pt"/>
    </style:style>
    <style:style style:name="T1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a9189" style:text-blinking="false" fo:background-color="transparent" loext:char-shading-value="0" style:font-size-asian="9.60000038146973pt" style:font-size-complex="11pt"/>
    </style:style>
    <style:style style:name="T1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b13be" style:text-blinking="false" fo:background-color="transparent" loext:char-shading-value="0" style:font-size-asian="9.60000038146973pt" style:font-size-complex="11pt"/>
    </style:style>
    <style:style style:name="T1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cce41" style:text-blinking="false" fo:background-color="transparent" loext:char-shading-value="0" style:font-size-asian="9.60000038146973pt" style:font-size-complex="11pt"/>
    </style:style>
    <style:style style:name="T1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d5251" style:text-blinking="false" fo:background-color="transparent" loext:char-shading-value="0" style:font-size-asian="9.60000038146973pt" style:font-size-complex="11pt"/>
    </style:style>
    <style:style style:name="T1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officeooo:rsid="000e5c6a" style:text-blinking="false" fo:background-color="transparent" loext:char-shading-value="0" style:font-size-asian="9.60000038146973pt" style:font-size-complex="11pt"/>
    </style:style>
    <style:style style:name="T1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8060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04071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e4c1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1f2a7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8bba5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0d14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a9189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b13be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cce00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e5c6a" style:text-blinking="false" fo:background-color="transparent" loext:char-shading-value="0" style:font-size-asian="9.60000038146973pt" style:font-weight-asian="normal" style:font-size-complex="11pt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04071" style:text-blinking="false" fo:background-color="transparent" loext:char-shading-value="0" style:font-size-asian="9.60000038146973pt" style:font-weight-asian="bold" style:font-size-complex="11pt" style:font-weight-complex="bold"/>
    </style:style>
    <style:style style:name="T26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008060" style:text-blinking="false" fo:background-color="transparent" loext:char-shading-value="0" style:font-size-asian="9.60000038146973pt" style:font-weight-asian="bold" style:font-size-complex="11pt" style:font-weight-complex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officeooo:rsid="0004e9c8"/>
    </style:style>
    <style:style style:name="T29" style:family="text">
      <style:text-properties officeooo:rsid="0006e33c"/>
    </style:style>
    <style:style style:name="T30" style:family="text">
      <style:text-properties officeooo:rsid="0008bba5"/>
    </style:style>
    <style:style style:name="T31" style:family="text">
      <style:text-properties officeooo:rsid="000a0d1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bookmark text:name="docs-internal-guid-1260e66f-7fff-da41-862e-2c966339af57"/>CRC CARDS</text:p>
      <text:p text:style-name="P8"/>
      <text:p text:style-name="P12">Progetto</text:p>
      <text:p text:style-name="P9"/>
      <text:p text:style-name="P6"><text:span text:style-name="T16"><text:tab/></text:span><text:span text:style-name="T25">A</text:span><text:span text:style-name="T26">ttributi</text:span><text:span text:style-name="T15">: </text:span><text:span text:style-name="T22">id, </text:span><text:span text:style-name="T17">proprietario, titolo, genere, trama, </text:span><text:span text:style-name="T18">locandina</text:span><text:span text:style-name="T17">, scadenza, </text:span><text:span text:style-name="T18">fin</text:span><text:span text:style-name="T17">anziamento</text:span><text:span text:style-name="T23">A</text:span><text:span text:style-name="T17">ttuale, <text:tab/><text:tab/><text:tab/> <text:s text:c="4"/>finanziamento</text:span><text:span text:style-name="T23">M</text:span><text:span text:style-name="T17">inimo, </text:span><text:span text:style-name="T19">stato</text:span></text:p>
      <text:p text:style-name="P18"/>
      <text:p text:style-name="P3"><text:span text:style-name="T2"><text:tab/></text:span><text:span text:style-name="T26">Collab</text:span><text:span text:style-name="T2">: </text:span><text:span text:style-name="T3">Utente, </text:span><text:span text:style-name="T7">Parte</text:span><text:span text:style-name="T3">, Donazione, Premio</text:span></text:p>
      <text:p text:style-name="P18"/>
      <text:p text:style-name="P3"><text:span text:style-name="T2"><text:tab/></text:span><text:span text:style-name="T26">Resp</text:span><text:span text:style-name="T2">: </text:span><text:span text:style-name="T6">finanzia</text:span><text:span text:style-name="T4">, </text:span><text:span text:style-name="T7">aggiungi_parte, </text:span><text:span text:style-name="T10">aggiungi_premio, </text:span><text:span text:style-name="T9">concludi</text:span></text:p>
      <text:p text:style-name="P22"/>
      <text:p text:style-name="P13">Utente</text:p>
      <text:p text:style-name="P9"/>
      <text:p text:style-name="P3"><text:span text:style-name="T1"><text:tab/></text:span><text:span text:style-name="T25">A</text:span><text:span text:style-name="T26">ttributi</text:span><text:span text:style-name="T2">: </text:span><text:span text:style-name="T13">id, </text:span><text:span text:style-name="T11">nome_utente</text:span><text:span text:style-name="T4">, </text:span><text:span text:style-name="T5">mail, telefono, </text:span><text:span text:style-name="T4">nome, cognome, </text:span><text:span text:style-name="T5">nascita</text:span></text:p>
      <text:p text:style-name="P18"/>
      <text:p text:style-name="P18"><text:tab/><text:span text:style-name="T27">Collab</text:span>: <text:span text:style-name="T28">Progetto, Esperienza</text:span></text:p>
      <text:p text:style-name="P18"/>
      <text:p text:style-name="P21"><text:tab/><text:span text:style-name="T27">Resp</text:span>: <text:span text:style-name="T29">creaProgetto, aggiungiEsperienza</text:span></text:p>
      <text:p text:style-name="P23"/>
      <text:p text:style-name="P13">Esperienza</text:p>
      <text:p text:style-name="P9"/>
      <text:p text:style-name="P3"><text:span text:style-name="T1"><text:tab/></text:span><text:span text:style-name="T25">A</text:span><text:span text:style-name="T26">ttributi</text:span><text:span text:style-name="T2">: </text:span><text:span text:style-name="T12">id, </text:span><text:span text:style-name="T6">utente, data, titolo, genere, ruolo, </text:span><text:span text:style-name="T8">personaggio</text:span></text:p>
      <text:p text:style-name="P18"/>
      <text:p text:style-name="P18"><text:tab/><text:span text:style-name="T27">Collab</text:span>: <text:span text:style-name="T30">Utente</text:span></text:p>
      <text:p text:style-name="P18"/>
      <text:p text:style-name="P18"><text:tab/><text:span text:style-name="T27">Resp</text:span>:</text:p>
      <text:p text:style-name="P23"/>
      <text:p text:style-name="P17">Parte</text:p>
      <text:p text:style-name="P9"/>
      <text:p text:style-name="P3"><text:span text:style-name="T1"><text:tab/></text:span><text:span text:style-name="T25">A</text:span><text:span text:style-name="T26">ttributi</text:span><text:span text:style-name="T2">: </text:span><text:span text:style-name="T12">id, </text:span><text:span text:style-name="T6">utente, progetto, ruolo, </text:span><text:span text:style-name="T8">personaggio</text:span></text:p>
      <text:p text:style-name="P18"/>
      <text:p text:style-name="P18"><text:tab/><text:span text:style-name="T27">Collab</text:span>: <text:span text:style-name="T30">Utente, Progetto, Esperienza</text:span></text:p>
      <text:p text:style-name="P18"/>
      <text:p text:style-name="P18"><text:tab/><text:span text:style-name="T27">Resp</text:span>: <text:span text:style-name="T31">candida, proponi, trasforma</text:span></text:p>
      <text:p text:style-name="P23"/>
      <text:p text:style-name="P14">Candidatura</text:p>
      <text:p text:style-name="P9"/>
      <text:p text:style-name="P3"><text:span text:style-name="T1"><text:tab/></text:span><text:span text:style-name="T25">A</text:span><text:span text:style-name="T26">ttributi</text:span><text:span text:style-name="T2">: </text:span><text:span text:style-name="T13">id, candidato</text:span><text:span text:style-name="T9">, parte</text:span></text:p>
      <text:p text:style-name="P18"/>
      <text:p text:style-name="P18"><text:tab/><text:span text:style-name="T27">Collab</text:span>: <text:span text:style-name="T31">Utente, Parte</text:span></text:p>
      <text:p text:style-name="P18"/>
      <text:p text:style-name="P18"><text:tab/><text:span text:style-name="T27">Resp</text:span>: <text:span text:style-name="T31">accetta, rifiuta</text:span></text:p>
      <text:p text:style-name="P23"/>
      <text:p text:style-name="P14">Proposta</text:p>
      <text:p text:style-name="P9"/>
      <text:p text:style-name="P3"><text:span text:style-name="T1"><text:tab/></text:span><text:span text:style-name="T25">A</text:span><text:span text:style-name="T26">ttributi</text:span><text:span text:style-name="T2">: </text:span><text:span text:style-name="T14">id, </text:span><text:span text:style-name="T9">utente, parte</text:span></text:p>
      <text:p text:style-name="P18"/>
      <text:p text:style-name="P18"><text:tab/><text:span text:style-name="T27">Collab</text:span>: <text:span text:style-name="T31">Utente, Parte</text:span></text:p>
      <text:p text:style-name="P18"/>
      <text:p text:style-name="P18"><text:soft-page-break/><text:tab/><text:span text:style-name="T27">Resp</text:span>: <text:span text:style-name="T31">accetta, rifiuta</text:span></text:p>
      <text:p text:style-name="P18"/>
      <text:p text:style-name="P15">Donazione</text:p>
      <text:p text:style-name="P10"/>
      <text:p text:style-name="P4"><text:span text:style-name="T1"><text:tab/></text:span><text:span text:style-name="T25">A</text:span><text:span text:style-name="T26">ttributi</text:span><text:span text:style-name="T2">: </text:span><text:span text:style-name="T14">id, donatore</text:span><text:span text:style-name="T9">, progetto, somma</text:span></text:p>
      <text:p text:style-name="P19"/>
      <text:p text:style-name="P4"><text:span text:style-name="T2"><text:tab/></text:span><text:span text:style-name="T26">Collab</text:span><text:span text:style-name="T2">: </text:span><text:span text:style-name="T9">Utente, Progetto</text:span></text:p>
      <text:p text:style-name="P19"/>
      <text:p text:style-name="P1"><text:span text:style-name="T15"><text:tab/></text:span><text:span text:style-name="T2">Resp</text:span><text:span text:style-name="T15">: </text:span><text:span text:style-name="T20">aggiungi</text:span><text:span text:style-name="T24">Somma</text:span><text:span text:style-name="T20">, rendi</text:span></text:p>
      <text:p text:style-name="P19"/>
      <text:p text:style-name="P16">Premio</text:p>
      <text:p text:style-name="P11"/>
      <text:p text:style-name="P5"><text:span text:style-name="T1"><text:tab/></text:span><text:span text:style-name="T25">A</text:span><text:span text:style-name="T26">ttributi</text:span><text:span text:style-name="T2">: </text:span><text:span text:style-name="T14">id, </text:span><text:span text:style-name="T10">progetto, donazione</text:span><text:span text:style-name="T14">M</text:span><text:span text:style-name="T10">inima, descrizione</text:span></text:p>
      <text:p text:style-name="P20"/>
      <text:p text:style-name="P5"><text:span text:style-name="T2"><text:tab/></text:span><text:span text:style-name="T26">Collab</text:span><text:span text:style-name="T2">: </text:span><text:span text:style-name="T10">Progetto</text:span></text:p>
      <text:p text:style-name="P20"/>
      <text:p text:style-name="P2"><text:span text:style-name="T15"><text:tab/></text:span><text:span text:style-name="T2">Resp</text:span><text:span text:style-name="T15">: </text:span><text:span text:style-name="T21">cont</text:span><text:span text:style-name="T23">a</text:span><text:span text:style-name="T24">Dona</text:span><text:span text:style-name="T21">tori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1.2$Windows_X86_64 LibreOffice_project/5d19a1bfa650b796764388cd8b33a5af1f5baa1b</meta:generator>
    <dc:date>2018-12-15T18:43:54.323000000</dc:date>
    <meta:editing-duration>PT13M59S</meta:editing-duration>
    <meta:editing-cycles>3</meta:editing-cycles>
    <meta:document-statistic meta:table-count="0" meta:image-count="0" meta:object-count="0" meta:page-count="2" meta:paragraph-count="33" meta:word-count="110" meta:character-count="979" meta:non-whitespace-character-count="870"/>
  </office:meta>
</office:document-meta>
</file>